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0.651cm"/>
    </style:style>
    <style:style style:name="co6" style:family="table-column">
      <style:table-column-properties fo:break-before="auto" style:column-width="0.704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169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71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72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73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fo:border="0.74pt solid #000000" style:vertical-align="middle"/>
    </style:style>
    <style:style style:name="ce17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 style:data-style-name="N158"/>
    <style:style style:name="ce17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6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58" style:family="table-cell" style:parent-style-name="Default">
      <style:table-cell-properties fo:border-bottom="0.74pt solid #000000" fo:border-left="none" fo:border-right="none" fo:border-top="0.74pt solid #000000"/>
    </style:style>
    <style:style style:name="ce26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fo:border-bottom="0.06pt solid #000000" fo:border-left="none" fo:border-right="none" fo:border-top="0.06pt solid #000000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65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ext-properties fo:color="#c9211e"/>
    </style:style>
    <style:style style:name="ce267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9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5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7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3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42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435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3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7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ce155" style:family="table-cell" style:parent-style-name="Default">
      <style:table-cell-properties style:vertical-align="middle"/>
    </style:style>
    <style:style style:name="ce156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59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61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fo:border="0.74pt solid #000000" style:vertical-align="middle"/>
    </style:style>
    <style:style style:name="ce163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 style:data-style-name="N158"/>
    <style:style style:name="ce166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7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</style:style>
    <style:style style:name="ce24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Default">
      <style:table-cell-properties fo:border-bottom="0.06pt solid #000000" fo:border-left="none" fo:border-right="none" fo:border-top="0.06pt solid #000000"/>
    </style:style>
    <style:style style:name="ce24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5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fo:color="#c9211e"/>
    </style:style>
    <style:style style:name="ce247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74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6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7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0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5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0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3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391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0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4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T1" style:family="text">
      <style:text-properties fo:color="#000000" loext:opacity="100%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Myrica M" fo:font-size="11pt" fo:font-style="normal" fo:text-shadow="none" style:text-underline-style="none" fo:font-weight="normal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T4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55"/>
        <table:table-column table:style-name="co2" table:number-columns-repeated="2" table:default-cell-style-name="ce155"/>
        <table:table-column table:style-name="co3" table:default-cell-style-name="ce155"/>
        <table:table-column table:style-name="co1" table:number-columns-repeated="1020" table:default-cell-style-name="ce155"/>
        <table:table-row table:style-name="ro1">
          <table:table-cell/>
          <table:table-cell table:style-name="ce156" office:value-type="string" calcext:value-type="string">
            <text:p>テーブル種類</text:p>
          </table:table-cell>
          <table:table-cell table:style-name="ce161" office:value-type="string" calcext:value-type="string">
            <text:p>論理テーブル名</text:p>
          </table:table-cell>
          <table:table-cell table:style-name="ce163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57" office:value-type="string" calcext:value-type="string">
            <text:p>マスタ</text:p>
          </table:table-cell>
          <table:table-cell table:style-name="ce162" table:number-columns-repeated="2"/>
          <table:table-cell table:number-columns-repeated="1020"/>
        </table:table-row>
        <table:table-row table:style-name="ro1">
          <table:table-cell/>
          <table:table-cell table:style-name="ce159"/>
          <table:table-cell table:style-name="ce162" table:number-columns-repeated="2"/>
          <table:table-cell table:number-columns-repeated="1020"/>
        </table:table-row>
        <table:table-row table:style-name="ro1">
          <table:table-cell/>
          <table:table-cell table:style-name="ce160"/>
          <table:table-cell table:style-name="ce162" table:number-columns-repeated="2"/>
          <table:table-cell table:number-columns-repeated="1020"/>
        </table:table-row>
        <table:table-row table:style-name="ro1">
          <table:table-cell/>
          <table:table-cell table:style-name="ce157" office:value-type="string" calcext:value-type="string">
            <text:p>コンテンツ</text:p>
          </table:table-cell>
          <table:table-cell table:style-name="ce162" office:value-type="string" calcext:value-type="string">
            <text:p>ユーザ</text:p>
          </table:table-cell>
          <table:table-cell table:style-name="ce162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59"/>
          <table:table-cell table:style-name="ce162" office:value-type="string" calcext:value-type="string">
            <text:p>ジョブ</text:p>
          </table:table-cell>
          <table:table-cell table:style-name="ce162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59"/>
          <table:table-cell table:style-name="ce162" table:number-columns-repeated="2"/>
          <table:table-cell table:number-columns-repeated="1020"/>
        </table:table-row>
        <table:table-row table:style-name="ro1">
          <table:table-cell/>
          <table:table-cell table:style-name="ce160"/>
          <table:table-cell table:style-name="ce162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4" office:value-type="string" calcext:value-type="string">
            <text:p>コンテンツについて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疑似コンテンツについて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コンテンツの関係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65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65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4" office:value-type="string" calcext:value-type="string">
            <text:p>ジョブについて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種類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状態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5" office:value-type="string" calcext:value-type="string">
            <text:p>SCHEDULE</text:p>
          </table:table-cell>
          <table:table-cell table:style-name="ce185"/>
          <table:table-cell table:style-name="ce209" office:value-type="string" calcext:value-type="string">
            <text:p>実行予定（初期値）</text:p>
          </table:table-cell>
          <table:table-cell table:style-name="ce209" table:number-columns-repeated="14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/>
          <table:table-cell table:style-name="ce185" office:value-type="string" calcext:value-type="string">
            <text:p>RUNNING</text:p>
          </table:table-cell>
          <table:table-cell table:style-name="ce185"/>
          <table:table-cell table:style-name="ce209" office:value-type="string" calcext:value-type="string">
            <text:p>実行中</text:p>
          </table:table-cell>
          <table:table-cell table:style-name="ce209" table:number-columns-repeated="14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/>
          <table:table-cell table:style-name="ce185" office:value-type="string" calcext:value-type="string">
            <text:p>SUCCESS</text:p>
          </table:table-cell>
          <table:table-cell table:style-name="ce185"/>
          <table:table-cell table:style-name="ce209" office:value-type="string" calcext:value-type="string">
            <text:p>成功</text:p>
          </table:table-cell>
          <table:table-cell table:style-name="ce209" table:number-columns-repeated="14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/>
          <table:table-cell table:style-name="ce185" office:value-type="string" calcext:value-type="string">
            <text:p>FAILURE</text:p>
          </table:table-cell>
          <table:table-cell table:style-name="ce185"/>
          <table:table-cell table:style-name="ce209" office:value-type="string" calcext:value-type="string">
            <text:p>失敗</text:p>
          </table:table-cell>
          <table:table-cell table:style-name="ce209" table:number-columns-repeated="14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/>
          <table:table-cell table:style-name="ce185" office:value-type="string" calcext:value-type="string">
            <text:p>ABORT</text:p>
          </table:table-cell>
          <table:table-cell table:style-name="ce185"/>
          <table:table-cell table:style-name="ce209" office:value-type="string" calcext:value-type="string">
            <text:p>中断（時間切れ、実行しなかった予定）</text:p>
          </table:table-cell>
          <table:table-cell table:style-name="ce209" table:number-columns-repeated="14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/>
          <table:table-cell table:style-name="ce185" table:number-columns-repeated="2"/>
          <table:table-cell table:style-name="ce209" table:number-columns-repeated="15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 office:value-type="string" calcext:value-type="string">
            <text:p>ジョブ状態の遷移</text:p>
          </table:table-cell>
          <table:table-cell table:style-name="ce185" table:number-columns-repeated="2"/>
          <table:table-cell table:style-name="ce209" table:number-columns-repeated="15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 table:number-columns-repeated="4"/>
          <table:table-cell table:style-name="ce212" office:value-type="string" calcext:value-type="string">
            <text:p>遷移先の状態。遷移可(○)・不可(×)</text:p>
          </table:table-cell>
          <table:table-cell table:style-name="ce215"/>
          <table:table-cell table:style-name="ce216" table:number-columns-repeated="12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68" office:value-type="string" calcext:value-type="string">
            <text:p>遷移元の状態</text:p>
          </table:table-cell>
          <table:table-cell table:style-name="ce186" table:number-columns-repeated="2"/>
          <table:table-cell table:style-name="ce210"/>
          <table:table-cell table:style-name="ce212" office:value-type="string" calcext:value-type="string">
            <text:p>SCHEDULE</text:p>
          </table:table-cell>
          <table:table-cell table:style-name="ce215"/>
          <table:table-cell table:style-name="ce218"/>
          <table:table-cell table:style-name="ce212" office:value-type="string" calcext:value-type="string">
            <text:p>RUNNING</text:p>
          </table:table-cell>
          <table:table-cell table:style-name="ce216"/>
          <table:table-cell table:style-name="ce218"/>
          <table:table-cell table:style-name="ce212" office:value-type="string" calcext:value-type="string">
            <text:p>SUCCESS</text:p>
          </table:table-cell>
          <table:table-cell table:style-name="ce216"/>
          <table:table-cell table:style-name="ce218"/>
          <table:table-cell table:style-name="ce212" office:value-type="string" calcext:value-type="string">
            <text:p>FAILURE</text:p>
          </table:table-cell>
          <table:table-cell table:style-name="ce216"/>
          <table:table-cell table:style-name="ce218"/>
          <table:table-cell table:style-name="ce212" office:value-type="string" calcext:value-type="string">
            <text:p>ABORT</text:p>
          </table:table-cell>
          <table:table-cell table:style-name="ce218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80" office:value-type="string" calcext:value-type="string">
            <text:p>SCHEDUL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×</text:p>
          </table:table-cell>
          <table:table-cell table:style-name="ce187"/>
          <table:table-cell table:style-name="ce221"/>
          <table:table-cell table:style-name="ce226" office:value-type="string" calcext:value-type="string">
            <text:p>○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226" office:value-type="string" calcext:value-type="string">
            <text:p>○</text:p>
          </table:table-cell>
          <table:table-cell table:style-name="ce221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80" office:value-type="string" calcext:value-type="string">
            <text:p>RUNNING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×</text:p>
          </table:table-cell>
          <table:table-cell table:style-name="ce187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226" office:value-type="string" calcext:value-type="string">
            <text:p>○</text:p>
          </table:table-cell>
          <table:table-cell table:style-name="ce231"/>
          <table:table-cell table:style-name="ce221"/>
          <table:table-cell table:style-name="ce226" office:value-type="string" calcext:value-type="string">
            <text:p>○</text:p>
          </table:table-cell>
          <table:table-cell table:style-name="ce231"/>
          <table:table-cell table:style-name="ce221"/>
          <table:table-cell table:style-name="ce226" office:value-type="string" calcext:value-type="string">
            <text:p>○</text:p>
          </table:table-cell>
          <table:table-cell table:style-name="ce221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80" office:value-type="string" calcext:value-type="string">
            <text:p>SUCCES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×</text:p>
          </table:table-cell>
          <table:table-cell table:style-name="ce187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21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80" office:value-type="string" calcext:value-type="string">
            <text:p>FAILUR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×</text:p>
          </table:table-cell>
          <table:table-cell table:style-name="ce187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21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81" office:value-type="string" calcext:value-type="string">
            <text:p>ABORT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×</text:p>
          </table:table-cell>
          <table:table-cell table:style-name="ce187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21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対象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プロパティ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定義ID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スケジュール定義ID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タイムアウト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プラグイン名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変換定義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description": "Configuration for transformation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type": "object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patternProperties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^.+$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ype": "string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10"/>
          <table:table-cell table:style-name="ce234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64" office:value-type="string" calcext:value-type="string">
            <text:p>抽出定義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$schema": "https://json-schema.org/draft/2020-12/schema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$id": "https://project-k.mydns.jp/safi/filtdef.schema.json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title": "Filtdef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description": "Definition for content narrow down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type": "object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properties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trnsdef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Configuration for transformation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ype": "object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patternProperties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^.+$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"type": "string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condition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Plugin execution arguments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$ref": "https://project-k.mydns.jp/safi/condition.schema.jso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rnsdef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conditio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10"/>
          <table:table-cell table:style-name="ce234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$schema": "https://json-schema.org/draft/2020-12/schema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$id": "https://project-k.mydns.jp/safi/condition.schema.json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title": "Filtdef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description": "An information for filtering the contents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type": "object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properties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operation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Filtering operation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ype": "string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enum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EQUAL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FORWARD_MATCH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PARTIAL_MATCH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BACKWARD_MATCH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GRATER_THAN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LESS_THAN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IS_NULL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AND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OR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NOT_OR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name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Name of element to be filtered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ype": "string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minLength": 1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value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Value to filter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ype": "string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children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Child condition values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$ref": "https://project-k.mydns.jp/safi/condition.schema.jso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operatio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]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allOf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if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properties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"operation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4"/>"pattern": "[(AND)|(OR)|(NOT_OR)]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hen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"childre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]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allOf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4"/>"not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8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32"/>"name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32"/>"value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8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4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else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"name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"value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]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allOf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4"/>"not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8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32"/>"childre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8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4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10"/>
          <table:table-cell table:style-name="ce234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プロパティ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8" office:value-type="string" calcext:value-type="string">
            <text:p>プロパティ名</text:p>
          </table:table-cell>
          <table:table-cell table:style-name="ce186" table:number-columns-repeated="2"/>
          <table:table-cell table:style-name="ce210"/>
          <table:table-cell table:style-name="ce212" office:value-type="string" calcext:value-type="string">
            <text:p>概要</text:p>
          </table:table-cell>
          <table:table-cell table:style-name="ce215"/>
          <table:table-cell table:style-name="ce218"/>
          <table:table-cell table:style-name="ce212" office:value-type="string" calcext:value-type="string">
            <text:p>データ型</text:p>
          </table:table-cell>
          <table:table-cell table:style-name="ce216"/>
          <table:table-cell table:style-name="ce218"/>
          <table:table-cell table:style-name="ce212" office:value-type="string" calcext:value-type="string">
            <text:p>有効範囲</text:p>
          </table:table-cell>
          <table:table-cell table:style-name="ce216"/>
          <table:table-cell table:style-name="ce218"/>
          <table:table-cell table:style-name="ce212" office:value-type="string" calcext:value-type="string">
            <text:p>例</text:p>
          </table:table-cell>
          <table:table-cell table:style-name="ce216"/>
          <table:table-cell table:style-name="ce218"/>
          <table:table-cell table:number-columns-repeated="1008"/>
        </table:table-row>
        <table:table-row table:style-name="ro3">
          <table:table-cell table:style-name="ce180"/>
          <table:table-cell table:style-name="ce187" table:number-columns-repeated="2"/>
          <table:table-cell table:style-name="ce211"/>
          <table:table-cell table:style-name="ce180"/>
          <table:table-cell table:style-name="ce187"/>
          <table:table-cell table:style-name="ce221"/>
          <table:table-cell table:style-name="ce226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number-columns-repeated="1008"/>
        </table:table-row>
        <table:table-row table:style-name="ro3">
          <table:table-cell table:style-name="ce180"/>
          <table:table-cell table:style-name="ce187" table:number-columns-repeated="2"/>
          <table:table-cell table:style-name="ce211"/>
          <table:table-cell table:style-name="ce180"/>
          <table:table-cell table:style-name="ce187"/>
          <table:table-cell table:style-name="ce221"/>
          <table:table-cell table:style-name="ce180"/>
          <table:table-cell table:style-name="ce231"/>
          <table:table-cell table:style-name="ce221"/>
          <table:table-cell table:style-name="ce226"/>
          <table:table-cell table:style-name="ce231"/>
          <table:table-cell table:style-name="ce221"/>
          <table:table-cell table:style-name="ce226"/>
          <table:table-cell table:style-name="ce231"/>
          <table:table-cell table:style-name="ce221"/>
          <table:table-cell table:number-columns-repeated="1008"/>
        </table:table-row>
        <table:table-row table:style-name="ro3" table:number-rows-repeated="2">
          <table:table-cell table:style-name="ce180"/>
          <table:table-cell table:style-name="ce187" table:number-columns-repeated="2"/>
          <table:table-cell table:style-name="ce211"/>
          <table:table-cell table:style-name="ce180"/>
          <table:table-cell table:style-name="ce187"/>
          <table:table-cell table:style-name="ce221"/>
          <table:table-cell table:style-name="ce180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number-columns-repeated="1008"/>
        </table:table-row>
        <table:table-row table:style-name="ro3">
          <table:table-cell table:style-name="ce181"/>
          <table:table-cell table:style-name="ce187" table:number-columns-repeated="2"/>
          <table:table-cell table:style-name="ce211"/>
          <table:table-cell table:style-name="ce180"/>
          <table:table-cell table:style-name="ce187"/>
          <table:table-cell table:style-name="ce221"/>
          <table:table-cell table:style-name="ce180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4" office:value-type="string" calcext:value-type="string">
            <text:p>ハッシュ値とは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46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64" office:value-type="string" calcext:value-type="string">
            <text:p>ハッシュ値の算出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68" office:value-type="string" calcext:value-type="string">
            <text:p>Javaのデータ型</text:p>
          </table:table-cell>
          <table:table-cell table:style-name="ce186" table:number-columns-repeated="5"/>
          <table:table-cell table:style-name="ce168" office:value-type="string" calcext:value-type="string">
            <text:p>JSONへの変換</text:p>
          </table:table-cell>
          <table:table-cell table:style-name="ce186" table:number-columns-repeated="15"/>
          <table:table-cell table:style-name="ce247"/>
          <table:table-cell table:number-columns-repeated="1001"/>
        </table:table-row>
        <table:table-row table:style-name="ro3">
          <table:table-cell table:style-name="ce236" office:value-type="string" calcext:value-type="string">
            <text:p>String</text:p>
          </table:table-cell>
          <table:table-cell table:style-name="ce239" table:number-columns-repeated="5"/>
          <table:table-cell table:style-name="ce236" office:value-type="string" calcext:value-type="string">
            <text:p>JSON String</text:p>
          </table:table-cell>
          <table:table-cell table:style-name="ce239" table:number-columns-repeated="15"/>
          <table:table-cell table:style-name="ce248"/>
          <table:table-cell table:number-columns-repeated="1001"/>
        </table:table-row>
        <table:table-row table:style-name="ro3">
          <table:table-cell table:style-name="ce236" office:value-type="string" calcext:value-type="string">
            <text:p>DateTime</text:p>
          </table:table-cell>
          <table:table-cell table:style-name="ce239" table:number-columns-repeated="5"/>
          <table:table-cell table:style-name="ce236" office:value-type="string" calcext:value-type="string">
            <text:p>ISO8601形式(YYYY-MM-DDThh:mm:ss)のJSON String</text:p>
          </table:table-cell>
          <table:table-cell table:style-name="ce239" table:number-columns-repeated="15"/>
          <table:table-cell table:style-name="ce248"/>
          <table:table-cell table:number-columns-repeated="1001"/>
        </table:table-row>
        <table:table-row table:style-name="ro3">
          <table:table-cell table:style-name="ce236" office:value-type="string" calcext:value-type="string">
            <text:p>Boolean</text:p>
          </table:table-cell>
          <table:table-cell table:style-name="ce239" table:number-columns-repeated="5"/>
          <table:table-cell table:style-name="ce236" office:value-type="string" calcext:value-type="string">
            <text:p>JSON Boolean</text:p>
          </table:table-cell>
          <table:table-cell table:style-name="ce239" table:number-columns-repeated="15"/>
          <table:table-cell table:style-name="ce248"/>
          <table:table-cell table:number-columns-repeated="1001"/>
        </table:table-row>
        <table:table-row table:style-name="ro3">
          <table:table-cell table:style-name="ce236" office:value-type="string" calcext:value-type="string">
            <text:p>null</text:p>
          </table:table-cell>
          <table:table-cell table:style-name="ce239" table:number-columns-repeated="5"/>
          <table:table-cell table:style-name="ce236" office:value-type="string" calcext:value-type="string">
            <text:p>JSON null</text:p>
          </table:table-cell>
          <table:table-cell table:style-name="ce239" table:number-columns-repeated="15"/>
          <table:table-cell table:style-name="ce248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37" office:value-type="string" calcext:value-type="string">
            <text:p>コンテンツ種類</text:p>
          </table:table-cell>
          <table:table-cell table:style-name="ce240" table:number-columns-repeated="6"/>
          <table:table-cell table:style-name="ce243"/>
          <table:table-cell table:style-name="ce168" office:value-type="string" calcext:value-type="string">
            <text:p>ハッシュ元値 および その順番</text:p>
          </table:table-cell>
          <table:table-cell table:style-name="ce186" table:number-columns-repeated="37"/>
          <table:table-cell table:number-columns-repeated="978"/>
        </table:table-row>
        <table:table-row table:style-name="ro3">
          <table:table-cell table:style-name="ce238" office:value-type="string" calcext:value-type="string">
            <text:p>ユーザ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ユーザ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ユーザ名</text:p>
          </table:table-cell>
          <table:table-cell table:style-name="ce239" table:number-columns-repeated="4"/>
          <table:table-cell table:style-name="ce245" office:value-type="string" calcext:value-type="string">
            <text:p>ユーザプロパティ</text:p>
          </table:table-cell>
          <table:table-cell table:style-name="ce239" table:number-columns-repeated="6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資産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資産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ユーザID</text:p>
          </table:table-cell>
          <table:table-cell table:style-name="ce239" table:number-columns-repeated="4"/>
          <table:table-cell table:style-name="ce245" office:value-type="string" calcext:value-type="string">
            <text:p>優先度</text:p>
          </table:table-cell>
          <table:table-cell table:style-name="ce239" table:number-columns-repeated="6"/>
          <table:table-cell table:style-name="ce245" office:value-type="string" calcext:value-type="string">
            <text:p>資産プロパティ</text:p>
          </table:table-cell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所属組織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<text:span text:style-name="T4">所属組織</text:span>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ユーザID</text:p>
          </table:table-cell>
          <table:table-cell table:style-name="ce239" table:number-columns-repeated="4"/>
          <table:table-cell table:style-name="ce245" office:value-type="string" calcext:value-type="string">
            <text:p>組織ID（※２）</text:p>
          </table:table-cell>
          <table:table-cell table:style-name="ce239" table:number-columns-repeated="6"/>
          <table:table-cell table:style-name="ce245" office:value-type="string" calcext:value-type="string">
            <text:p>優先度</text:p>
          </table:table-cell>
          <table:table-cell table:style-name="ce239" table:number-columns-repeated="6"/>
          <table:table-cell table:style-name="ce245" office:value-type="string" calcext:value-type="string">
            <text:p>所属組織プロパティ</text:p>
          </table:table-cell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組織1、組織2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組織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親組織ID</text:p>
          </table:table-cell>
          <table:table-cell table:style-name="ce239" table:number-columns-repeated="4"/>
          <table:table-cell table:style-name="ce245" office:value-type="string" calcext:value-type="string">
            <text:p>組織名</text:p>
          </table:table-cell>
          <table:table-cell table:style-name="ce239" table:number-columns-repeated="6"/>
          <table:table-cell table:style-name="ce245" office:value-type="string" calcext:value-type="string">
            <text:p>組織プロパティ</text:p>
          </table:table-cell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所属グループ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<text:span text:style-name="T4">所属グループ</text:span>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ユーザID</text:p>
          </table:table-cell>
          <table:table-cell table:style-name="ce239" table:number-columns-repeated="4"/>
          <table:table-cell table:style-name="ce245" office:value-type="string" calcext:value-type="string">
            <text:p>グループID</text:p>
          </table:table-cell>
          <table:table-cell table:style-name="ce239" table:number-columns-repeated="6"/>
          <table:table-cell table:style-name="ce245" office:value-type="string" calcext:value-type="string">
            <text:p>所属グループプロパティ</text:p>
          </table:table-cell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グループ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グループ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グループ名</text:p>
          </table:table-cell>
          <table:table-cell table:style-name="ce239" table:number-columns-repeated="4"/>
          <table:table-cell table:style-name="ce245" office:value-type="string" calcext:value-type="string">
            <text:p>グループプロパティ</text:p>
          </table:table-cell>
          <table:table-cell table:style-name="ce239" table:number-columns-repeated="6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ユーザID</text:p>
          </table:table-cell>
          <table:table-cell table:style-name="ce239" table:number-columns-repeated="4"/>
          <table:table-cell table:style-name="ce245" office:value-type="string" calcext:value-type="string">
            <text:p>コンテンツ値</text:p>
          </table:table-cell>
          <table:table-cell table:style-name="ce239" table:number-columns-repeated="7"/>
          <table:table-cell table:style-name="ce245"/>
          <table:table-cell table:style-name="ce239" table:number-columns-repeated="4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資産毎コンテンツ 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資産ID</text:p>
          </table:table-cell>
          <table:table-cell table:style-name="ce239" table:number-columns-repeated="4"/>
          <table:table-cell table:style-name="ce245" office:value-type="string" calcext:value-type="string">
            <text:p>コンテンツ値</text:p>
          </table:table-cell>
          <table:table-cell table:style-name="ce239" table:number-columns-repeated="7"/>
          <table:table-cell table:style-name="ce245"/>
          <table:table-cell table:style-name="ce239" table:number-columns-repeated="4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4"/>"enabled": true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2"/>, "from": "2000-01-01T00:00:00"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2"/>, "to": "2999-12-31T23:59:59"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2"/>, "ban": false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7"/>
          <table:table-cell table:style-name="ce234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4"/>"org1Id": "org1のID”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2"/>, "org2Id": "org2のID"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7"/>
          <table:table-cell table:style-name="ce234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49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64" office:value-type="string" calcext:value-type="string">
            <text:p>ライフサイクル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71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71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71"/>
        </table:table-row>
        <table:table-row table:style-name="ro4">
          <table:table-cell table:number-columns-repeated="1023"/>
          <table:table-cell table:style-name="ce271"/>
        </table:table-row>
        <table:table-row table:style-name="ro4">
          <table:table-cell table:style-name="ce168" office:value-type="string" calcext:value-type="string">
            <text:p>論理カラム名</text:p>
          </table:table-cell>
          <table:table-cell table:style-name="ce186" table:number-columns-repeated="5"/>
          <table:table-cell table:style-name="ce247"/>
          <table:table-cell table:style-name="ce168" office:value-type="string" calcext:value-type="string">
            <text:p>物理カラム名</text:p>
          </table:table-cell>
          <table:table-cell table:style-name="ce186" table:number-columns-repeated="5"/>
          <table:table-cell table:style-name="ce247"/>
          <table:table-cell table:style-name="ce168" office:value-type="string" calcext:value-type="string">
            <text:p>データ型</text:p>
          </table:table-cell>
          <table:table-cell table:style-name="ce186" table:number-columns-repeated="4"/>
          <table:table-cell table:style-name="ce247"/>
          <table:table-cell table:style-name="ce168" office:value-type="string" calcext:value-type="string">
            <text:p>備考</text:p>
          </table:table-cell>
          <table:table-cell table:style-name="ce186" table:number-columns-repeated="15"/>
          <table:table-cell table:style-name="ce247"/>
          <table:table-cell table:number-columns-repeated="986"/>
          <table:table-cell table:style-name="ce271"/>
        </table:table-row>
        <table:table-row table:style-name="ro4">
          <table:table-cell table:style-name="ce250" office:value-type="string" calcext:value-type="string">
            <text:p>有効状態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enabled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BOOLEAN</text:p>
          </table:table-cell>
          <table:table-cell table:style-name="ce251" table:number-columns-repeated="4"/>
          <table:table-cell table:style-name="ce252"/>
          <table:table-cell table:style-name="ce253" office:value-type="string" calcext:value-type="string">
            <text:p>true:有効、false:無効。有効開始/終了と無視から算出。</text:p>
          </table:table-cell>
          <table:table-cell table:style-name="ce259" table:number-columns-repeated="15"/>
          <table:table-cell table:style-name="ce270"/>
          <table:table-cell table:number-columns-repeated="986"/>
          <table:table-cell table:style-name="ce271"/>
        </table:table-row>
        <table:table-row table:style-name="ro4">
          <table:table-cell table:style-name="ce250" office:value-type="string" calcext:value-type="string">
            <text:p>有効開始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from_ts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DATETIME</text:p>
          </table:table-cell>
          <table:table-cell table:style-name="ce251" table:number-columns-repeated="4"/>
          <table:table-cell table:style-name="ce252"/>
          <table:table-cell table:style-name="ce253" office:value-type="string" calcext:value-type="string">
            <text:p>基準時刻はアプリ内時刻(UTC)</text:p>
          </table:table-cell>
          <table:table-cell table:style-name="ce259" table:number-columns-repeated="15"/>
          <table:table-cell table:style-name="ce270"/>
          <table:table-cell table:number-columns-repeated="986"/>
          <table:table-cell table:style-name="ce271"/>
        </table:table-row>
        <table:table-row table:style-name="ro4">
          <table:table-cell table:style-name="ce250" office:value-type="string" calcext:value-type="string">
            <text:p>有効終了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to_ts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DATETIME</text:p>
          </table:table-cell>
          <table:table-cell table:style-name="ce251" table:number-columns-repeated="4"/>
          <table:table-cell table:style-name="ce252"/>
          <table:table-cell table:style-name="ce253" office:value-type="string" calcext:value-type="string">
            <text:p>基準時刻はアプリ内時刻(UTC)</text:p>
          </table:table-cell>
          <table:table-cell table:style-name="ce259" table:number-columns-repeated="15"/>
          <table:table-cell table:style-name="ce270"/>
          <table:table-cell table:number-columns-repeated="986"/>
          <table:table-cell table:style-name="ce271"/>
        </table:table-row>
        <table:table-row table:style-name="ro4">
          <table:table-cell table:style-name="ce250" office:value-type="string" calcext:value-type="string">
            <text:p>無視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ignored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BOOLEAN</text:p>
          </table:table-cell>
          <table:table-cell table:style-name="ce251" table:number-columns-repeated="4"/>
          <table:table-cell table:style-name="ce252"/>
          <table:table-cell table:style-name="ce253" office:value-type="string" calcext:value-type="string">
            <text:p>TRUEの場合、有効状態は常に無効となる。</text:p>
          </table:table-cell>
          <table:table-cell table:style-name="ce259" table:number-columns-repeated="15"/>
          <table:table-cell table:style-name="ce270"/>
          <table:table-cell table:number-columns-repeated="986"/>
          <table:table-cell table:style-name="ce271"/>
        </table:table-row>
        <table:table-row table:style-name="ro4">
          <table:table-cell table:number-columns-repeated="1024"/>
        </table:table-row>
        <table:table-row table:style-name="ro4">
          <table:table-cell table:style-name="ce164" office:value-type="string" calcext:value-type="string">
            <text:p>有効期間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有効期間」は「ライフサイクル」から「有効状態」を省いたもの。</text:p>
          </table:table-cell>
          <table:table-cell table:number-columns-repeated="1022"/>
          <table:table-cell table:style-name="ce271"/>
        </table:table-row>
        <table:table-row table:style-name="ro4">
          <table:table-cell office:value-type="string" calcext:value-type="string">
            <text:p>有効状態「ライフサイクル」と同じ手法で動的に算出するものとする。</text:p>
          </table:table-cell>
          <table:table-cell table:number-columns-repeated="1022"/>
          <table:table-cell table:style-name="ce271"/>
        </table:table-row>
        <table:table-row table:style-name="ro4">
          <table:table-cell table:number-columns-repeated="1024"/>
        </table:table-row>
        <table:table-row table:style-name="ro4">
          <table:table-cell table:style-name="ce164" office:value-type="string" calcext:value-type="string">
            <text:p>時刻</text:p>
          </table:table-cell>
          <table:table-cell table:style-name="ce164" table:number-columns-repeated="25"/>
          <table:table-cell table:style-name="ce166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4" office:value-type="string" calcext:value-type="string">
            <text:p>備考</text:p>
          </table:table-cell>
          <table:table-cell table:style-name="ce164" table:number-columns-repeated="25"/>
          <table:table-cell table:style-name="ce166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4" office:value-type="string" calcext:value-type="string">
            <text:p>バージョン</text:p>
          </table:table-cell>
          <table:table-cell table:style-name="ce164" table:number-columns-repeated="25"/>
          <table:table-cell table:style-name="ce166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4" office:value-type="string" calcext:value-type="string">
            <text:p>共通フッタ</text:p>
          </table:table-cell>
          <table:table-cell table:style-name="ce164" table:number-columns-repeated="25"/>
          <table:table-cell table:style-name="ce166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table:table-column table:style-name="co5" table:number-columns-repeated="9" table:default-cell-style-name="ce167"/>
        <table:table-column table:style-name="co5" table:number-columns-repeated="22" table:default-cell-style-name="ce235"/>
        <table:table-column table:style-name="co5" table:number-columns-repeated="37" table:default-cell-style-name="ce167"/>
        <table:table-row table:style-name="ro3">
          <table:table-cell table:style-name="ce272" table:formula="of:=HYPERLINK(&quot;#一覧.A1&quot;; &quot;←&quot;)" office:value-type="string" office:string-value="←" calcext:value-type="string">
            <text:p>←</text:p>
          </table:table-cell>
          <table:table-cell table:style-name="ce161" office:value-type="string" calcext:value-type="string">
            <text:p>論理テーブル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テーブル名</text:p>
          </table:table-cell>
          <table:table-cell table:style-name="ce319" table:number-columns-repeated="6"/>
          <table:table-cell table:style-name="ce323"/>
          <table:table-cell table:style-name="ce163" office:value-type="string" calcext:value-type="string">
            <text:p>CHARSET</text:p>
          </table:table-cell>
          <table:table-cell table:style-name="ce319" table:number-columns-repeated="4"/>
          <table:table-cell table:style-name="ce323"/>
          <table:table-cell table:style-name="ce163" office:value-type="string" calcext:value-type="string">
            <text:p>COLLATE</text:p>
          </table:table-cell>
          <table:table-cell table:style-name="ce319" table:number-columns-repeated="7"/>
          <table:table-cell table:style-name="ce161" office:value-type="string" calcext:value-type="string">
            <text:p>ENGINE</text:p>
          </table:table-cell>
          <table:table-cell table:style-name="ce302" table:number-columns-repeated="6"/>
          <table:table-cell table:style-name="ce309"/>
          <table:table-cell table:style-name="ce161" office:value-type="string" calcext:value-type="string">
            <text:p>Encription key id</text:p>
          </table:table-cell>
          <table:table-cell table:style-name="ce302" table:number-columns-repeated="6"/>
          <table:table-cell table:style-name="ce161" office:value-type="string" calcext:value-type="string">
            <text:p>Row format</text:p>
          </table:table-cell>
          <table:table-cell table:style-name="ce302" table:number-columns-repeated="9"/>
          <table:table-cell table:style-name="ce309"/>
          <table:table-cell table:number-columns-repeated="11"/>
        </table:table-row>
        <table:table-row table:style-name="ro3">
          <table:table-cell table:style-name="ce273" table:formula="of:=UPPER(LEFT([.J2]; 1))" office:value-type="string" office:string-value="T" calcext:value-type="string">
            <text:p>T</text:p>
          </table:table-cell>
          <table:table-cell table:style-name="ce285" office:value-type="string" calcext:value-type="string">
            <text:p>ユーザ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_user</text:p>
          </table:table-cell>
          <table:table-cell table:style-name="ce320" table:number-columns-repeated="6"/>
          <table:table-cell table:style-name="ce324"/>
          <table:table-cell table:style-name="ce314" office:value-type="string" calcext:value-type="string">
            <text:p>utf8mb4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general_ci</text:p>
          </table:table-cell>
          <table:table-cell table:style-name="ce320" table:number-columns-repeated="7"/>
          <table:table-cell table:style-name="ce332" office:value-type="string" calcext:value-type="string">
            <text:p>InnoDB</text:p>
          </table:table-cell>
          <table:table-cell table:style-name="ce285" table:number-columns-repeated="6"/>
          <table:table-cell table:style-name="ce311"/>
          <table:table-cell table:style-name="ce34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55" table:number-columns-repeated="6"/>
          <table:table-cell table:style-name="ce363" office:value-type="string" calcext:value-type="string">
            <text:p>Compact</text:p>
          </table:table-cell>
          <table:table-cell table:style-name="ce355" table:number-columns-repeated="9"/>
          <table:table-cell table:style-name="ce36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4" office:value-type="string" calcext:value-type="string">
            <text:p>NN</text:p>
          </table:table-cell>
          <table:table-cell table:style-name="ce274" office:value-type="string" calcext:value-type="string">
            <text:p>論理カラム名</text:p>
          </table:table-cell>
          <table:table-cell table:style-name="ce274" table:number-columns-repeated="7"/>
          <table:table-cell table:style-name="ce316" office:value-type="string" calcext:value-type="string">
            <text:p>物理カラム名</text:p>
          </table:table-cell>
          <table:table-cell table:style-name="ce316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データ型</text:p>
          </table:table-cell>
          <table:table-cell table:style-name="ce316" table:number-columns-repeated="5"/>
          <table:table-cell table:style-name="ce316" office:value-type="string" calcext:value-type="string">
            <text:p>COLLATE</text:p>
          </table:table-cell>
          <table:table-cell table:style-name="ce316" table:number-columns-repeated="7"/>
          <table:table-cell table:style-name="ce274" office:value-type="string" calcext:value-type="string">
            <text:p>Default</text:p>
          </table:table-cell>
          <table:table-cell table:style-name="ce274" table:number-columns-repeated="7"/>
          <table:table-cell table:style-name="ce274" office:value-type="string" calcext:value-type="string">
            <text:p>備考</text:p>
          </table:table-cell>
          <table:table-cell table:style-name="ce274" table:number-columns-repeated="17"/>
          <table:table-cell table:number-columns-repeated="11"/>
        </table:table-row>
        <table:table-row table:style-name="ro3">
          <table:table-cell table:style-name="ce277" office:value-type="string" calcext:value-type="string">
            <text:p>★</text:p>
          </table:table-cell>
          <table:table-cell table:style-name="ce289" office:value-type="string" calcext:value-type="string">
            <text:p>ユーザ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フラグ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enabled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BOOLEA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TRUE</text:p>
          </table:table-cell>
          <table:table-cell table:style-name="ce338" table:number-columns-repeated="6"/>
          <table:table-cell table:style-name="ce342"/>
          <table:table-cell table:style-name="ce348" office:value-type="string" calcext:value-type="string">
            <text:p>[補足]シートの[ライフサイクル]を参照</text:p>
          </table:table-cell>
          <table:table-cell table:style-name="ce356" table:number-columns-repeated="16"/>
          <table:table-cell table:style-name="ce365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開始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from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000-01-01T00:00:00</text:p>
          </table:table-cell>
          <table:table-cell table:style-name="ce338" table:number-columns-repeated="6"/>
          <table:table-cell table:style-name="ce342"/>
          <table:table-cell table:style-name="ce350"/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終了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o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999-12-31T23:59:59</text:p>
          </table:table-cell>
          <table:table-cell table:style-name="ce338" table:number-columns-repeated="6"/>
          <table:table-cell table:style-name="ce342"/>
          <table:table-cell table:style-name="ce350"/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無視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gnored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BOOLEA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FALSE</text:p>
          </table:table-cell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ユーザ名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name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50)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unicode_ci</text:p>
          </table:table-cell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ユーザプロパティ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prop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任意のJsonObject。値は文字列のみ。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90" office:value-type="string" calcext:value-type="string">
            <text:p>ハッシュ値</text:p>
          </table:table-cell>
          <table:table-cell table:style-name="ce307" table:number-columns-repeated="6"/>
          <table:table-cell table:style-name="ce312"/>
          <table:table-cell table:style-name="ce317" office:value-type="string" calcext:value-type="string">
            <text:p>digest</text:p>
          </table:table-cell>
          <table:table-cell table:style-name="ce321" table:number-columns-repeated="6"/>
          <table:table-cell table:style-name="ce277" office:value-type="string" calcext:value-type="string">
            <text:p>CU</text:p>
          </table:table-cell>
          <table:table-cell table:style-name="ce317" office:value-type="string" calcext:value-type="string">
            <text:p>CHAR(128)</text:p>
          </table:table-cell>
          <table:table-cell table:style-name="ce321" table:number-columns-repeated="4"/>
          <table:table-cell table:style-name="ce329"/>
          <table:table-cell table:style-name="ce317"/>
          <table:table-cell table:style-name="ce321" table:number-columns-repeated="6"/>
          <table:table-cell table:style-name="ce329"/>
          <table:table-cell table:style-name="ce334" office:value-type="string" calcext:value-type="string">
            <text:p>unknown</text:p>
          </table:table-cell>
          <table:table-cell table:style-name="ce339" table:number-columns-repeated="6"/>
          <table:table-cell table:style-name="ce343"/>
          <table:table-cell table:style-name="ce348" office:value-type="string" calcext:value-type="string">
            <text:p>[ハッシュ値]シートを参照。</text:p>
          </table:table-cell>
          <table:table-cell table:style-name="ce307" table:number-columns-repeated="16"/>
          <table:table-cell table:style-name="ce31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備考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note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TEXT</text:p>
          </table:table-cell>
          <table:table-cell table:style-name="ce322" table:number-columns-repeated="4"/>
          <table:table-cell table:style-name="ce330"/>
          <table:table-cell table:style-name="ce318" office:value-type="string" calcext:value-type="string">
            <text:p>utf8mb4_unicode_ci</text:p>
          </table:table-cell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備考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 office:value-type="string" calcext:value-type="string">
            <text:p>〇</text:p>
          </table:table-cell>
          <table:table-cell table:style-name="ce300" office:value-type="string" calcext:value-type="string">
            <text:p>バージョン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version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INT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 office:value-type="string" calcext:value-type="string">
            <text:p>1</text:p>
          </table:table-cell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バージョン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ts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2" office:value-type="string" calcext:value-type="string">
            <text:p>[補足]シートの[共通フッタ]を参照</text:p>
          </table:table-cell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5">登録者</text:span><text:span text:style-name="T6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id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ap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ts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5">更新者</text:span><text:span text:style-name="T6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id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ap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4"/>
          <table:table-cell table:style-name="ce362" table:number-columns-repeated="16"/>
          <table:table-cell table:style-name="ce373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61" office:value-type="string" calcext:value-type="string">
            <text:p>物理インデックス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カラム名</text:p>
          </table:table-cell>
          <table:table-cell table:style-name="ce319" table:number-columns-repeated="7"/>
          <table:table-cell table:style-name="ce325" office:value-type="string" calcext:value-type="string">
            <text:p>種類</text:p>
          </table:table-cell>
          <table:table-cell table:style-name="ce326" table:number-columns-repeated="2"/>
          <table:table-cell table:style-name="ce327" office:value-type="string" calcext:value-type="string">
            <text:p>Unique</text:p>
          </table:table-cell>
          <table:table-cell table:style-name="ce326"/>
          <table:table-cell table:style-name="ce331"/>
          <table:table-cell table:style-name="ce161" office:value-type="string" calcext:value-type="string">
            <text:p>備考</text:p>
          </table:table-cell>
          <table:table-cell table:style-name="ce319" table:number-columns-repeated="7"/>
          <table:table-cell table:style-name="ce302" table:number-columns-repeated="25"/>
          <table:table-cell table:style-name="ce309"/>
          <table:table-cell table:number-columns-repeated="11"/>
        </table:table-row>
        <table:table-row table:style-name="ro3">
          <table:table-cell/>
          <table:table-cell table:style-name="ce289"/>
          <table:table-cell table:style-name="ce285" table:number-columns-repeated="6"/>
          <table:table-cell table:style-name="ce311"/>
          <table:table-cell table:style-name="ce314"/>
          <table:table-cell table:style-name="ce320" table:number-columns-repeated="7"/>
          <table:table-cell table:style-name="ce314"/>
          <table:table-cell table:style-name="ce320" table:number-columns-repeated="2"/>
          <table:table-cell table:style-name="ce328"/>
          <table:table-cell table:style-name="ce320"/>
          <table:table-cell table:style-name="ce324"/>
          <table:table-cell table:style-name="ce320" table:number-columns-repeated="8"/>
          <table:table-cell table:style-name="ce285" table:number-columns-repeated="25"/>
          <table:table-cell table:style-name="ce31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82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284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82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167"/>
        <table:table-column table:style-name="co5" table:number-columns-repeated="22" table:default-cell-style-name="ce235"/>
        <table:table-column table:style-name="co5" table:number-columns-repeated="37" table:default-cell-style-name="ce167"/>
        <table:table-row table:style-name="ro3">
          <table:table-cell table:style-name="ce272" table:formula="of:=HYPERLINK(&quot;#一覧.A1&quot;; &quot;←&quot;)" office:value-type="string" office:string-value="←" calcext:value-type="string">
            <text:p>←</text:p>
          </table:table-cell>
          <table:table-cell table:style-name="ce161" office:value-type="string" calcext:value-type="string">
            <text:p>論理テーブル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テーブル名</text:p>
          </table:table-cell>
          <table:table-cell table:style-name="ce319" table:number-columns-repeated="6"/>
          <table:table-cell table:style-name="ce323"/>
          <table:table-cell table:style-name="ce163" office:value-type="string" calcext:value-type="string">
            <text:p>CHARSET</text:p>
          </table:table-cell>
          <table:table-cell table:style-name="ce319" table:number-columns-repeated="4"/>
          <table:table-cell table:style-name="ce323"/>
          <table:table-cell table:style-name="ce163" office:value-type="string" calcext:value-type="string">
            <text:p>COLLATE</text:p>
          </table:table-cell>
          <table:table-cell table:style-name="ce319" table:number-columns-repeated="7"/>
          <table:table-cell table:style-name="ce161" office:value-type="string" calcext:value-type="string">
            <text:p>ENGINE</text:p>
          </table:table-cell>
          <table:table-cell table:style-name="ce302" table:number-columns-repeated="6"/>
          <table:table-cell table:style-name="ce309"/>
          <table:table-cell table:style-name="ce161" office:value-type="string" calcext:value-type="string">
            <text:p>Encription key id</text:p>
          </table:table-cell>
          <table:table-cell table:style-name="ce302" table:number-columns-repeated="6"/>
          <table:table-cell table:style-name="ce161" office:value-type="string" calcext:value-type="string">
            <text:p>Row format</text:p>
          </table:table-cell>
          <table:table-cell table:style-name="ce302" table:number-columns-repeated="9"/>
          <table:table-cell table:style-name="ce309"/>
          <table:table-cell table:number-columns-repeated="11"/>
        </table:table-row>
        <table:table-row table:style-name="ro3">
          <table:table-cell table:style-name="ce374" table:formula="of:=UPPER(LEFT([.J2]; 1))" office:value-type="string" office:string-value="T" calcext:value-type="string">
            <text:p>T</text:p>
          </table:table-cell>
          <table:table-cell table:style-name="ce285" office:value-type="string" calcext:value-type="string">
            <text:p>ジョブ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_job</text:p>
          </table:table-cell>
          <table:table-cell table:style-name="ce320" table:number-columns-repeated="6"/>
          <table:table-cell table:style-name="ce324"/>
          <table:table-cell table:style-name="ce314" office:value-type="string" calcext:value-type="string">
            <text:p>utf8mb4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general_ci</text:p>
          </table:table-cell>
          <table:table-cell table:style-name="ce320" table:number-columns-repeated="7"/>
          <table:table-cell table:style-name="ce332" office:value-type="string" calcext:value-type="string">
            <text:p>InnoDB</text:p>
          </table:table-cell>
          <table:table-cell table:style-name="ce285" table:number-columns-repeated="6"/>
          <table:table-cell table:style-name="ce311"/>
          <table:table-cell table:style-name="ce34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55" table:number-columns-repeated="6"/>
          <table:table-cell table:style-name="ce363" office:value-type="string" calcext:value-type="string">
            <text:p>Compact</text:p>
          </table:table-cell>
          <table:table-cell table:style-name="ce355" table:number-columns-repeated="9"/>
          <table:table-cell table:style-name="ce36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4" office:value-type="string" calcext:value-type="string">
            <text:p>NN</text:p>
          </table:table-cell>
          <table:table-cell table:style-name="ce274" office:value-type="string" calcext:value-type="string">
            <text:p>論理カラム名</text:p>
          </table:table-cell>
          <table:table-cell table:style-name="ce274" table:number-columns-repeated="7"/>
          <table:table-cell table:style-name="ce316" office:value-type="string" calcext:value-type="string">
            <text:p>物理カラム名</text:p>
          </table:table-cell>
          <table:table-cell table:style-name="ce316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データ型</text:p>
          </table:table-cell>
          <table:table-cell table:style-name="ce316" table:number-columns-repeated="5"/>
          <table:table-cell table:style-name="ce316" office:value-type="string" calcext:value-type="string">
            <text:p>COLLATE</text:p>
          </table:table-cell>
          <table:table-cell table:style-name="ce316" table:number-columns-repeated="7"/>
          <table:table-cell table:style-name="ce274" office:value-type="string" calcext:value-type="string">
            <text:p>Default</text:p>
          </table:table-cell>
          <table:table-cell table:style-name="ce274" table:number-columns-repeated="7"/>
          <table:table-cell table:style-name="ce274" office:value-type="string" calcext:value-type="string">
            <text:p>備考</text:p>
          </table:table-cell>
          <table:table-cell table:style-name="ce274" table:number-columns-repeated="17"/>
          <table:table-cell table:number-columns-repeated="11"/>
        </table:table-row>
        <table:table-row table:style-name="ro3">
          <table:table-cell table:style-name="ce277" office:value-type="string" calcext:value-type="string">
            <text:p>★</text:p>
          </table:table-cell>
          <table:table-cell table:style-name="ce289" office:value-type="string" calcext:value-type="string">
            <text:p>ジョブ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状態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stat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SCHEDULE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種類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kin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対象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target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予定時刻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sche_ts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実時刻(UTC)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制限時刻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limit_ts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実時刻(UTC)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開始時刻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begin_ts</text:p>
          </table:table-cell>
          <table:table-cell table:style-name="ce320" table:number-columns-repeated="6"/>
          <table:table-cell table:style-name="ce277" office:value-type="string" calcext:value-type="string">
            <text:p>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実時刻(UTC)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終了時刻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end_ts</text:p>
          </table:table-cell>
          <table:table-cell table:style-name="ce320" table:number-columns-repeated="6"/>
          <table:table-cell table:style-name="ce277" office:value-type="string" calcext:value-type="string">
            <text:p>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実時刻(UTC)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プロパティ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props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定義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jobdef_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定義</text:p>
          </table:table-cell>
          <table:table-cell table:style-name="ce285" table:number-columns-repeated="6"/>
          <table:table-cell table:style-name="ce311"/>
          <table:table-cell table:style-name="ce430" office:value-type="string" calcext:value-type="string">
            <text:p>jobdef</text:p>
          </table:table-cell>
          <table:table-cell table:style-name="ce431" table:number-columns-repeated="5"/>
          <table:table-cell table:style-name="ce320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作成元ジョブ定義のコピー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スケジュール定義ID</text:p>
          </table:table-cell>
          <table:table-cell table:style-name="ce285" table:number-columns-repeated="6"/>
          <table:table-cell table:style-name="ce311"/>
          <table:table-cell table:style-name="ce430" office:value-type="string" calcext:value-type="string">
            <text:p>schedef_id</text:p>
          </table:table-cell>
          <table:table-cell table:style-name="ce431" table:number-columns-repeated="5"/>
          <table:table-cell table:style-name="ce320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378" office:value-type="string" calcext:value-type="string">
            <text:p>〇</text:p>
          </table:table-cell>
          <table:table-cell table:style-name="ce289" office:value-type="string" calcext:value-type="string">
            <text:p>スケジュール定義</text:p>
          </table:table-cell>
          <table:table-cell table:style-name="ce285" table:number-columns-repeated="6"/>
          <table:table-cell table:style-name="ce311"/>
          <table:table-cell table:style-name="ce430" office:value-type="string" calcext:value-type="string">
            <text:p>schedef</text:p>
          </table:table-cell>
          <table:table-cell table:style-name="ce431" table:number-columns-repeated="5"/>
          <table:table-cell table:style-name="ce320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138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作成元スケジュール定義のコピー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378"/>
          <table:table-cell table:style-name="ce290" office:value-type="string" calcext:value-type="string">
            <text:p>結果メッセージ</text:p>
          </table:table-cell>
          <table:table-cell table:style-name="ce307" table:number-columns-repeated="6"/>
          <table:table-cell table:style-name="ce312"/>
          <table:table-cell table:style-name="ce317" office:value-type="string" calcext:value-type="string">
            <text:p>results</text:p>
          </table:table-cell>
          <table:table-cell table:style-name="ce321" table:number-columns-repeated="6"/>
          <table:table-cell table:style-name="ce277" office:value-type="string" calcext:value-type="string">
            <text:p>U</text:p>
          </table:table-cell>
          <table:table-cell table:style-name="ce382" office:value-type="string" calcext:value-type="string">
            <text:p>JSON</text:p>
          </table:table-cell>
          <table:table-cell table:style-name="ce321" table:number-columns-repeated="4"/>
          <table:table-cell table:style-name="ce329"/>
          <table:table-cell table:style-name="ce317"/>
          <table:table-cell table:style-name="ce321" table:number-columns-repeated="6"/>
          <table:table-cell table:style-name="ce329"/>
          <table:table-cell table:style-name="ce432"/>
          <table:table-cell table:style-name="ce339" table:number-columns-repeated="6"/>
          <table:table-cell table:style-name="ce343"/>
          <table:table-cell table:style-name="ce290" office:value-type="string" calcext:value-type="string">
            <text:p>JSON文字列配列。Append Only。</text:p>
          </table:table-cell>
          <table:table-cell table:style-name="ce307" table:number-columns-repeated="16"/>
          <table:table-cell table:style-name="ce31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備考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note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TEXT</text:p>
          </table:table-cell>
          <table:table-cell table:style-name="ce322" table:number-columns-repeated="4"/>
          <table:table-cell table:style-name="ce330"/>
          <table:table-cell table:style-name="ce318" office:value-type="string" calcext:value-type="string">
            <text:p>utf8mb4_unicode_ci</text:p>
          </table:table-cell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備考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 office:value-type="string" calcext:value-type="string">
            <text:p>〇</text:p>
          </table:table-cell>
          <table:table-cell table:style-name="ce300" office:value-type="string" calcext:value-type="string">
            <text:p>バージョン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version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INT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 office:value-type="string" calcext:value-type="string">
            <text:p>1</text:p>
          </table:table-cell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バージョン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ts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2" office:value-type="string" calcext:value-type="string">
            <text:p>[補足]シートの[共通フッター]を参照</text:p>
          </table:table-cell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5">登録者</text:span><text:span text:style-name="T6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id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ap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ts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5">更新者</text:span><text:span text:style-name="T6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id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ap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4"/>
          <table:table-cell table:style-name="ce362" table:number-columns-repeated="16"/>
          <table:table-cell table:style-name="ce373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61" office:value-type="string" calcext:value-type="string">
            <text:p>物理インデックス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カラム名</text:p>
          </table:table-cell>
          <table:table-cell table:style-name="ce319" table:number-columns-repeated="7"/>
          <table:table-cell table:style-name="ce325" office:value-type="string" calcext:value-type="string">
            <text:p>種類</text:p>
          </table:table-cell>
          <table:table-cell table:style-name="ce326" table:number-columns-repeated="2"/>
          <table:table-cell table:style-name="ce327" office:value-type="string" calcext:value-type="string">
            <text:p>Unique</text:p>
          </table:table-cell>
          <table:table-cell table:style-name="ce326"/>
          <table:table-cell table:style-name="ce331"/>
          <table:table-cell table:style-name="ce161" office:value-type="string" calcext:value-type="string">
            <text:p>備考</text:p>
          </table:table-cell>
          <table:table-cell table:style-name="ce319" table:number-columns-repeated="7"/>
          <table:table-cell table:style-name="ce302" table:number-columns-repeated="25"/>
          <table:table-cell table:style-name="ce309"/>
          <table:table-cell table:number-columns-repeated="11"/>
        </table:table-row>
        <table:table-row table:style-name="ro3">
          <table:table-cell/>
          <table:table-cell table:style-name="ce289" office:value-type="string" calcext:value-type="string">
            <text:p>t_job_key01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stat</text:p>
          </table:table-cell>
          <table:table-cell table:style-name="ce320" table:number-columns-repeated="7"/>
          <table:table-cell table:style-name="ce314" office:value-type="string" calcext:value-type="string">
            <text:p>BTREE</text:p>
          </table:table-cell>
          <table:table-cell table:style-name="ce320" table:number-columns-repeated="2"/>
          <table:table-cell table:style-name="ce328"/>
          <table:table-cell table:style-name="ce320"/>
          <table:table-cell table:style-name="ce324"/>
          <table:table-cell table:style-name="ce320" office:value-type="string" calcext:value-type="string">
            <text:p>ジョブ排他制御、ジョブリスケ用。</text:p>
          </table:table-cell>
          <table:table-cell table:style-name="ce320" table:number-columns-repeated="7"/>
          <table:table-cell table:style-name="ce285" table:number-columns-repeated="25"/>
          <table:table-cell table:style-name="ce31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82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82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35"/>
          <table:table-cell table:number-columns-repeated="21"/>
          <table:table-cell table:style-name="ce167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table:table-column table:style-name="co5" table:number-columns-repeated="9" table:default-cell-style-name="ce167"/>
        <table:table-column table:style-name="co5" table:number-columns-repeated="22" table:default-cell-style-name="ce235"/>
        <table:table-column table:style-name="co5" table:number-columns-repeated="37" table:default-cell-style-name="ce167"/>
        <table:table-row table:style-name="ro3">
          <table:table-cell table:style-name="ce272" table:formula="of:=HYPERLINK(&quot;#一覧.A1&quot;; &quot;←&quot;)" office:value-type="string" office:string-value="←" calcext:value-type="string">
            <text:p>←</text:p>
          </table:table-cell>
          <table:table-cell table:style-name="ce161" office:value-type="string" calcext:value-type="string">
            <text:p>論理テーブル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テーブル名</text:p>
          </table:table-cell>
          <table:table-cell table:style-name="ce319" table:number-columns-repeated="6"/>
          <table:table-cell table:style-name="ce323"/>
          <table:table-cell table:style-name="ce163" office:value-type="string" calcext:value-type="string">
            <text:p>CHARSET</text:p>
          </table:table-cell>
          <table:table-cell table:style-name="ce319" table:number-columns-repeated="4"/>
          <table:table-cell table:style-name="ce323"/>
          <table:table-cell table:style-name="ce163" office:value-type="string" calcext:value-type="string">
            <text:p>COLLATE</text:p>
          </table:table-cell>
          <table:table-cell table:style-name="ce319" table:number-columns-repeated="7"/>
          <table:table-cell table:style-name="ce161" office:value-type="string" calcext:value-type="string">
            <text:p>ENGINE</text:p>
          </table:table-cell>
          <table:table-cell table:style-name="ce302" table:number-columns-repeated="6"/>
          <table:table-cell table:style-name="ce309"/>
          <table:table-cell table:style-name="ce161" office:value-type="string" calcext:value-type="string">
            <text:p>Encription key id</text:p>
          </table:table-cell>
          <table:table-cell table:style-name="ce302" table:number-columns-repeated="6"/>
          <table:table-cell table:style-name="ce161" office:value-type="string" calcext:value-type="string">
            <text:p>Row format</text:p>
          </table:table-cell>
          <table:table-cell table:style-name="ce302" table:number-columns-repeated="9"/>
          <table:table-cell table:style-name="ce309"/>
          <table:table-cell table:number-columns-repeated="11"/>
        </table:table-row>
        <table:table-row table:style-name="ro3">
          <table:table-cell table:style-name="ce388" office:value-type="string" calcext:value-type="string">
            <text:p>M</text:p>
          </table:table-cell>
          <table:table-cell table:style-name="ce285" office:value-type="string" calcext:value-type="string">
            <text:p>ジョブ定義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m_jobdef</text:p>
          </table:table-cell>
          <table:table-cell table:style-name="ce320" table:number-columns-repeated="6"/>
          <table:table-cell table:style-name="ce324"/>
          <table:table-cell table:style-name="ce314" office:value-type="string" calcext:value-type="string">
            <text:p>utf8mb4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general_ci</text:p>
          </table:table-cell>
          <table:table-cell table:style-name="ce320" table:number-columns-repeated="7"/>
          <table:table-cell table:style-name="ce332" office:value-type="string" calcext:value-type="string">
            <text:p>InnoDB</text:p>
          </table:table-cell>
          <table:table-cell table:style-name="ce285" table:number-columns-repeated="6"/>
          <table:table-cell table:style-name="ce311"/>
          <table:table-cell table:style-name="ce347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5" table:number-columns-repeated="6"/>
          <table:table-cell table:style-name="ce363" office:value-type="string" calcext:value-type="string">
            <text:p>Compact</text:p>
          </table:table-cell>
          <table:table-cell table:style-name="ce355" table:number-columns-repeated="9"/>
          <table:table-cell table:style-name="ce36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4" office:value-type="string" calcext:value-type="string">
            <text:p>NN</text:p>
          </table:table-cell>
          <table:table-cell table:style-name="ce274" office:value-type="string" calcext:value-type="string">
            <text:p>論理カラム名</text:p>
          </table:table-cell>
          <table:table-cell table:style-name="ce274" table:number-columns-repeated="7"/>
          <table:table-cell table:style-name="ce316" office:value-type="string" calcext:value-type="string">
            <text:p>物理カラム名</text:p>
          </table:table-cell>
          <table:table-cell table:style-name="ce316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データ型</text:p>
          </table:table-cell>
          <table:table-cell table:style-name="ce316" table:number-columns-repeated="5"/>
          <table:table-cell table:style-name="ce316" office:value-type="string" calcext:value-type="string">
            <text:p>COLLATE</text:p>
          </table:table-cell>
          <table:table-cell table:style-name="ce316" table:number-columns-repeated="7"/>
          <table:table-cell table:style-name="ce274" office:value-type="string" calcext:value-type="string">
            <text:p>Default</text:p>
          </table:table-cell>
          <table:table-cell table:style-name="ce274" table:number-columns-repeated="7"/>
          <table:table-cell table:style-name="ce274" office:value-type="string" calcext:value-type="string">
            <text:p>備考</text:p>
          </table:table-cell>
          <table:table-cell table:style-name="ce274" table:number-columns-repeated="17"/>
          <table:table-cell table:number-columns-repeated="11"/>
        </table:table-row>
        <table:table-row table:style-name="ro3">
          <table:table-cell table:style-name="ce277" office:value-type="string" calcext:value-type="string">
            <text:p>★</text:p>
          </table:table-cell>
          <table:table-cell table:style-name="ce289" office:value-type="string" calcext:value-type="string">
            <text:p>ジョブ定義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開始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from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000-01-01T00:00:00</text:p>
          </table:table-cell>
          <table:table-cell table:style-name="ce338" table:number-columns-repeated="6"/>
          <table:table-cell table:style-name="ce342"/>
          <table:table-cell table:style-name="ce348" office:value-type="string" calcext:value-type="string">
            <text:p>[補足]シートの[有効期間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終了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o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999-12-31T23:59:59</text:p>
          </table:table-cell>
          <table:table-cell table:style-name="ce338" table:number-columns-repeated="6"/>
          <table:table-cell table:style-name="ce342"/>
          <table:table-cell table:style-name="ce350"/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無視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gnored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BOOLEA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FALSE</text:p>
          </table:table-cell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種類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job_kin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対象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job_target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タイムアウト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timeout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ジョブ定義名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name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50)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unicode_ci</text:p>
          </table:table-cell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プラグイン名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plugin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50)</text:p>
          </table:table-cell>
          <table:table-cell table:style-name="ce320" table:number-columns-repeated="4"/>
          <table:table-cell table:style-name="ce324"/>
          <table:table-cell table:style-name="ce382" office:value-type="string" calcext:value-type="string">
            <text:p>utf8mb4_unicode_ci</text:p>
          </table:table-cell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378" office:value-type="string" calcext:value-type="string">
            <text:p>〇</text:p>
          </table:table-cell>
          <table:table-cell table:style-name="ce289" office:value-type="string" calcext:value-type="string">
            <text:p>変換定義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trnsdef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378" office:value-type="string" calcext:value-type="string">
            <text:p>〇</text:p>
          </table:table-cell>
          <table:table-cell table:style-name="ce289" office:value-type="string" calcext:value-type="string">
            <text:p>抽出定義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filtdef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プロパティ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job_prop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備考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note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TEXT</text:p>
          </table:table-cell>
          <table:table-cell table:style-name="ce322" table:number-columns-repeated="4"/>
          <table:table-cell table:style-name="ce330"/>
          <table:table-cell table:style-name="ce318" office:value-type="string" calcext:value-type="string">
            <text:p>utf8mb4_unicode_ci</text:p>
          </table:table-cell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備考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 office:value-type="string" calcext:value-type="string">
            <text:p>〇</text:p>
          </table:table-cell>
          <table:table-cell table:style-name="ce300" office:value-type="string" calcext:value-type="string">
            <text:p>バージョン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version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INT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 office:value-type="string" calcext:value-type="string">
            <text:p>1</text:p>
          </table:table-cell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バージョン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ts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2" office:value-type="string" calcext:value-type="string">
            <text:p>[補足]シートの[共通フッター]を参照</text:p>
          </table:table-cell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5">登録者</text:span><text:span text:style-name="T6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id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ap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ts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5">更新者</text:span><text:span text:style-name="T6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id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ap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4"/>
          <table:table-cell table:style-name="ce362" table:number-columns-repeated="16"/>
          <table:table-cell table:style-name="ce373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61" office:value-type="string" calcext:value-type="string">
            <text:p>物理インデックス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カラム名</text:p>
          </table:table-cell>
          <table:table-cell table:style-name="ce319" table:number-columns-repeated="7"/>
          <table:table-cell table:style-name="ce325" office:value-type="string" calcext:value-type="string">
            <text:p>種類</text:p>
          </table:table-cell>
          <table:table-cell table:style-name="ce326" table:number-columns-repeated="2"/>
          <table:table-cell table:style-name="ce327" office:value-type="string" calcext:value-type="string">
            <text:p>Unique</text:p>
          </table:table-cell>
          <table:table-cell table:style-name="ce326"/>
          <table:table-cell table:style-name="ce331"/>
          <table:table-cell table:style-name="ce161" office:value-type="string" calcext:value-type="string">
            <text:p>備考</text:p>
          </table:table-cell>
          <table:table-cell table:style-name="ce319" table:number-columns-repeated="7"/>
          <table:table-cell table:style-name="ce302" table:number-columns-repeated="25"/>
          <table:table-cell table:style-name="ce309"/>
          <table:table-cell table:number-columns-repeated="11"/>
        </table:table-row>
        <table:table-row table:style-name="ro3">
          <table:table-cell/>
          <table:table-cell table:style-name="ce289"/>
          <table:table-cell table:style-name="ce285" table:number-columns-repeated="6"/>
          <table:table-cell table:style-name="ce311"/>
          <table:table-cell table:style-name="ce314"/>
          <table:table-cell table:style-name="ce320" table:number-columns-repeated="7"/>
          <table:table-cell table:style-name="ce314"/>
          <table:table-cell table:style-name="ce320" table:number-columns-repeated="2"/>
          <table:table-cell table:style-name="ce328"/>
          <table:table-cell table:style-name="ce320"/>
          <table:table-cell table:style-name="ce324"/>
          <table:table-cell table:style-name="ce320" table:number-columns-repeated="8"/>
          <table:table-cell table:style-name="ce285" table:number-columns-repeated="25"/>
          <table:table-cell table:style-name="ce31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82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82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35"/>
          <table:table-cell table:number-columns-repeated="21"/>
          <table:table-cell table:style-name="ce167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table:table-column table:style-name="co5" table:number-columns-repeated="9" table:default-cell-style-name="ce167"/>
        <table:table-column table:style-name="co5" table:number-columns-repeated="22" table:default-cell-style-name="ce235"/>
        <table:table-column table:style-name="co5" table:number-columns-repeated="37" table:default-cell-style-name="ce167"/>
        <table:table-column table:style-name="co1" table:number-columns-repeated="956" table:default-cell-style-name="Default"/>
        <table:table-row table:style-name="ro3">
          <table:table-cell table:style-name="ce272" table:formula="of:=HYPERLINK(&quot;#一覧.A1&quot;; &quot;←&quot;)" office:value-type="string" office:string-value="←" calcext:value-type="string">
            <text:p>←</text:p>
          </table:table-cell>
          <table:table-cell table:style-name="ce161" office:value-type="string" calcext:value-type="string">
            <text:p>論理テーブル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テーブル名</text:p>
          </table:table-cell>
          <table:table-cell table:style-name="ce319" table:number-columns-repeated="6"/>
          <table:table-cell table:style-name="ce323"/>
          <table:table-cell table:style-name="ce163" office:value-type="string" calcext:value-type="string">
            <text:p>CHARSET</text:p>
          </table:table-cell>
          <table:table-cell table:style-name="ce319" table:number-columns-repeated="4"/>
          <table:table-cell table:style-name="ce323"/>
          <table:table-cell table:style-name="ce163" office:value-type="string" calcext:value-type="string">
            <text:p>COLLATE</text:p>
          </table:table-cell>
          <table:table-cell table:style-name="ce319" table:number-columns-repeated="7"/>
          <table:table-cell table:style-name="ce161" office:value-type="string" calcext:value-type="string">
            <text:p>ENGINE</text:p>
          </table:table-cell>
          <table:table-cell table:style-name="ce302" table:number-columns-repeated="6"/>
          <table:table-cell table:style-name="ce309"/>
          <table:table-cell table:style-name="ce161" office:value-type="string" calcext:value-type="string">
            <text:p>Encription key id</text:p>
          </table:table-cell>
          <table:table-cell table:style-name="ce302" table:number-columns-repeated="6"/>
          <table:table-cell table:style-name="ce161" office:value-type="string" calcext:value-type="string">
            <text:p>Row format</text:p>
          </table:table-cell>
          <table:table-cell table:style-name="ce302" table:number-columns-repeated="9"/>
          <table:table-cell table:style-name="ce309"/>
          <table:table-cell table:number-columns-repeated="967"/>
        </table:table-row>
        <table:table-row table:style-name="ro3">
          <table:table-cell table:style-name="ce390" office:value-type="string" calcext:value-type="string">
            <text:p>M</text:p>
          </table:table-cell>
          <table:table-cell table:style-name="ce285" office:value-type="string" calcext:value-type="string">
            <text:p>スケジュール定義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m_schedef</text:p>
          </table:table-cell>
          <table:table-cell table:style-name="ce320" table:number-columns-repeated="6"/>
          <table:table-cell table:style-name="ce324"/>
          <table:table-cell table:style-name="ce314" office:value-type="string" calcext:value-type="string">
            <text:p>utf8mb4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general_ci</text:p>
          </table:table-cell>
          <table:table-cell table:style-name="ce320" table:number-columns-repeated="7"/>
          <table:table-cell table:style-name="ce332" office:value-type="string" calcext:value-type="string">
            <text:p>InnoDB</text:p>
          </table:table-cell>
          <table:table-cell table:style-name="ce285" table:number-columns-repeated="6"/>
          <table:table-cell table:style-name="ce311"/>
          <table:table-cell table:style-name="ce347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5" table:number-columns-repeated="6"/>
          <table:table-cell table:style-name="ce363" office:value-type="string" calcext:value-type="string">
            <text:p>Compact</text:p>
          </table:table-cell>
          <table:table-cell table:style-name="ce355" table:number-columns-repeated="9"/>
          <table:table-cell table:style-name="ce364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74" office:value-type="string" calcext:value-type="string">
            <text:p>NN</text:p>
          </table:table-cell>
          <table:table-cell table:style-name="ce274" office:value-type="string" calcext:value-type="string">
            <text:p>論理カラム名</text:p>
          </table:table-cell>
          <table:table-cell table:style-name="ce274" table:number-columns-repeated="7"/>
          <table:table-cell table:style-name="ce316" office:value-type="string" calcext:value-type="string">
            <text:p>物理カラム名</text:p>
          </table:table-cell>
          <table:table-cell table:style-name="ce316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データ型</text:p>
          </table:table-cell>
          <table:table-cell table:style-name="ce316" table:number-columns-repeated="5"/>
          <table:table-cell table:style-name="ce316" office:value-type="string" calcext:value-type="string">
            <text:p>COLLATE</text:p>
          </table:table-cell>
          <table:table-cell table:style-name="ce316" table:number-columns-repeated="7"/>
          <table:table-cell table:style-name="ce274" office:value-type="string" calcext:value-type="string">
            <text:p>Default</text:p>
          </table:table-cell>
          <table:table-cell table:style-name="ce274" table:number-columns-repeated="7"/>
          <table:table-cell table:style-name="ce274" office:value-type="string" calcext:value-type="string">
            <text:p>備考</text:p>
          </table:table-cell>
          <table:table-cell table:style-name="ce274" table:number-columns-repeated="17"/>
          <table:table-cell table:number-columns-repeated="967"/>
        </table:table-row>
        <table:table-row table:style-name="ro3">
          <table:table-cell table:style-name="ce277" office:value-type="string" calcext:value-type="string">
            <text:p>★</text:p>
          </table:table-cell>
          <table:table-cell table:style-name="ce289" office:value-type="string" calcext:value-type="string">
            <text:p>スケジュール定義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定義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jobdef_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開始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from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000-01-01T00:00:00</text:p>
          </table:table-cell>
          <table:table-cell table:style-name="ce338" table:number-columns-repeated="6"/>
          <table:table-cell table:style-name="ce342"/>
          <table:table-cell table:style-name="ce348" office:value-type="string" calcext:value-type="string">
            <text:p>[補足]シートの[有効期間]を参照</text:p>
          </table:table-cell>
          <table:table-cell table:style-name="ce357" table:number-columns-repeated="16"/>
          <table:table-cell table:style-name="ce366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終了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o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999-12-31T23:59:59</text:p>
          </table:table-cell>
          <table:table-cell table:style-name="ce338" table:number-columns-repeated="6"/>
          <table:table-cell table:style-name="ce342"/>
          <table:table-cell table:style-name="ce350"/>
          <table:table-cell table:style-name="ce357" table:number-columns-repeated="16"/>
          <table:table-cell table:style-name="ce366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無視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gnored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BOOLEA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FALSE</text:p>
          </table:table-cell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優先度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priority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CHAR(1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D</text:p>
          </table:table-cell>
          <table:table-cell table:style-name="ce338" table:number-columns-repeated="6"/>
          <table:table-cell table:style-name="ce342"/>
          <table:table-cell table:style-name="ce351" office:value-type="string" calcext:value-type="string">
            <text:p>同一ジョブ定義内優先度。値大=優先。同率はid昇順。</text:p>
          </table:table-cell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7"/>
          <table:table-cell table:style-name="ce289" office:value-type="string" calcext:value-type="string">
            <text:p>スケジュール定義名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name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50)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unicode_ci</text:p>
          </table:table-cell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スケジュール定義値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val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&lt;詳細&gt;を参照 </text:p>
          </table:table-cell>
          <table:table-cell table:style-name="ce285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備考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note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TEXT</text:p>
          </table:table-cell>
          <table:table-cell table:style-name="ce322" table:number-columns-repeated="4"/>
          <table:table-cell table:style-name="ce330"/>
          <table:table-cell table:style-name="ce318" office:value-type="string" calcext:value-type="string">
            <text:p>utf8mb4_unicode_ci</text:p>
          </table:table-cell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備考]を参照</text:p>
          </table:table-cell>
          <table:table-cell table:style-name="ce308" table:number-columns-repeated="16"/>
          <table:table-cell table:style-name="ce313"/>
          <table:table-cell table:number-columns-repeated="967"/>
        </table:table-row>
        <table:table-row table:style-name="ro3">
          <table:table-cell table:style-name="ce278" office:value-type="string" calcext:value-type="string">
            <text:p>〇</text:p>
          </table:table-cell>
          <table:table-cell table:style-name="ce300" office:value-type="string" calcext:value-type="string">
            <text:p>バージョン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version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INT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 office:value-type="string" calcext:value-type="string">
            <text:p>1</text:p>
          </table:table-cell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バージョン]を参照</text:p>
          </table:table-cell>
          <table:table-cell table:style-name="ce308" table:number-columns-repeated="16"/>
          <table:table-cell table:style-name="ce313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登録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ts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2" office:value-type="string" calcext:value-type="string">
            <text:p>[補足]シートの[共通フッター]を参照</text:p>
          </table:table-cell>
          <table:table-cell table:style-name="ce360" table:number-columns-repeated="16"/>
          <table:table-cell table:style-name="ce371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5">登録者</text:span><text:span text:style-name="T6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id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登録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ap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更新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ts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5">更新者</text:span><text:span text:style-name="T6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id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更新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ap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4"/>
          <table:table-cell table:style-name="ce362" table:number-columns-repeated="16"/>
          <table:table-cell table:style-name="ce373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61" office:value-type="string" calcext:value-type="string">
            <text:p>物理インデックス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カラム名</text:p>
          </table:table-cell>
          <table:table-cell table:style-name="ce319" table:number-columns-repeated="7"/>
          <table:table-cell table:style-name="ce325" office:value-type="string" calcext:value-type="string">
            <text:p>種類</text:p>
          </table:table-cell>
          <table:table-cell table:style-name="ce326" table:number-columns-repeated="2"/>
          <table:table-cell table:style-name="ce327" office:value-type="string" calcext:value-type="string">
            <text:p>Unique</text:p>
          </table:table-cell>
          <table:table-cell table:style-name="ce326"/>
          <table:table-cell table:style-name="ce331"/>
          <table:table-cell table:style-name="ce161" office:value-type="string" calcext:value-type="string">
            <text:p>備考</text:p>
          </table:table-cell>
          <table:table-cell table:style-name="ce319" table:number-columns-repeated="7"/>
          <table:table-cell table:style-name="ce302" table:number-columns-repeated="25"/>
          <table:table-cell table:style-name="ce309"/>
          <table:table-cell table:number-columns-repeated="967"/>
        </table:table-row>
        <table:table-row table:style-name="ro3">
          <table:table-cell/>
          <table:table-cell table:style-name="ce289"/>
          <table:table-cell table:style-name="ce285" table:number-columns-repeated="6"/>
          <table:table-cell table:style-name="ce311"/>
          <table:table-cell table:style-name="ce314"/>
          <table:table-cell table:style-name="ce320" table:number-columns-repeated="7"/>
          <table:table-cell table:style-name="ce314"/>
          <table:table-cell table:style-name="ce320" table:number-columns-repeated="2"/>
          <table:table-cell table:style-name="ce328"/>
          <table:table-cell table:style-name="ce320"/>
          <table:table-cell table:style-name="ce324"/>
          <table:table-cell table:style-name="ce320" table:number-columns-repeated="8"/>
          <table:table-cell table:style-name="ce285" table:number-columns-repeated="25"/>
          <table:table-cell table:style-name="ce311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82" office:value-type="string" calcext:value-type="string">
            <text:p>&lt;概要&gt;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82" office:value-type="string" calcext:value-type="string">
            <text:p>&lt;詳細&gt;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235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4" office:value-type="string" calcext:value-type="string">
            <text:p>スケジュール定義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8"/>
          <table:table-cell table:style-name="ce235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5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3" office:value-type="string" calcext:value-type="string">
            <text:p><text:s text:c="4"/>"type": "スケジュールタイプ"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5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7"/>
          <table:table-cell table:style-name="ce234"/>
          <table:table-cell table:number-columns-repeated="15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2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</text:p>
          </table:table-cell>
          <table:table-cell table:number-columns-repeated="7"/>
          <table:table-cell table:style-name="ce235"/>
          <table:table-cell table:number-columns-repeated="1015"/>
        </table:table-row>
        <table:table-row table:style-name="ro3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8" office:value-type="string" calcext:value-type="string">
            <text:p>値</text:p>
          </table:table-cell>
          <table:table-cell table:style-name="ce186" table:number-columns-repeated="5"/>
          <table:table-cell table:style-name="ce247"/>
          <table:table-cell table:style-name="ce168" office:value-type="string" calcext:value-type="string">
            <text:p>備考</text:p>
          </table:table-cell>
          <table:table-cell table:style-name="ce449" table:number-columns-repeated="14"/>
          <table:table-cell table:style-name="ce186"/>
          <table:table-cell table:style-name="ce449"/>
          <table:table-cell table:style-name="ce453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DAILY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時刻に指定間隔日で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WEEKLY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曜日に指定間隔週で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MONTHLY_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月の指定日に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MONTHLY_WEEK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月の指定曜日に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ONCE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日時に1度だけ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CANCEL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期間内の同一ジョブ定義IDのスケジューリングを取り消す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 table:number-rows-repeated="2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毎の形式(JSON Object)</text:p>
          </table:table-cell>
          <table:table-cell table:number-columns-repeated="7"/>
          <table:table-cell table:style-name="ce235"/>
          <table:table-cell table:number-columns-repeated="1015"/>
        </table:table-row>
        <table:table-row table:style-name="ro3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DAILY</text:p>
          </table:table-cell>
          <table:table-cell table:number-columns-repeated="6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2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DAILY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interval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Integer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日。1から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datetim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LocalDateTim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基準日時。UTC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WEEKLY</text:p>
          </table:table-cell>
          <table:table-cell table:number-columns-repeated="6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2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WEEKLY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interval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Integer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週。１から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weekday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DayOfWeek[]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曜日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datetim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LocalDateTim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基準日時。UTC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ONTHLY_DAYS</text:p>
          </table:table-cell>
          <table:table-cell table:number-columns-repeated="6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2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MONTHLY_DAYS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month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Month[]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月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day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Integer[]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1から。最終日以上は最終日扱い。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datetim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LocalDateTim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基準日時。UTC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ONTHLY_WEEKDAYS</text:p>
          </table:table-cell>
          <table:table-cell table:number-columns-repeated="6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2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MONTHLY_WEEKDAYS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month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Month[]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月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week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Integer[]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1～。最終週以上は最終週扱い。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weekday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DayOfWeek[]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曜日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datetim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LocalDateTim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基準日時。UTC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6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2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ONCE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datetim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LocalDateTim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基準日時。UTC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6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2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CANCEL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from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LocalDateTim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UTC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80" office:value-type="string" calcext:value-type="string">
            <text:p>to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LocalDateTime</text:p>
          </table:table-cell>
          <table:table-cell table:style-name="ce187"/>
          <table:table-cell table:style-name="ce231" table:number-columns-repeated="2"/>
          <table:table-cell table:style-name="ce221"/>
          <table:table-cell table:style-name="ce226" office:value-type="string" calcext:value-type="string">
            <text:p>UTC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1048452">
          <table:table-cell table:number-columns-repeated="1024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table table:name="アプリ設定" table:style-name="ta1">
        <office:forms form:automatic-focus="false" form:apply-design-mode="false"/>
        <table:table-column table:style-name="co5" table:number-columns-repeated="9" table:default-cell-style-name="ce167"/>
        <table:table-column table:style-name="co5" table:number-columns-repeated="22" table:default-cell-style-name="ce235"/>
        <table:table-column table:style-name="co5" table:number-columns-repeated="37" table:default-cell-style-name="ce167"/>
        <table:table-row table:style-name="ro3">
          <table:table-cell table:style-name="ce272" table:formula="of:=HYPERLINK(&quot;#一覧.A1&quot;; &quot;←&quot;)" office:value-type="string" office:string-value="←" calcext:value-type="string">
            <text:p>←</text:p>
          </table:table-cell>
          <table:table-cell table:style-name="ce161" office:value-type="string" calcext:value-type="string">
            <text:p>論理テーブル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テーブル名</text:p>
          </table:table-cell>
          <table:table-cell table:style-name="ce319" table:number-columns-repeated="6"/>
          <table:table-cell table:style-name="ce323"/>
          <table:table-cell table:style-name="ce163" office:value-type="string" calcext:value-type="string">
            <text:p>CHARSET</text:p>
          </table:table-cell>
          <table:table-cell table:style-name="ce319" table:number-columns-repeated="4"/>
          <table:table-cell table:style-name="ce323"/>
          <table:table-cell table:style-name="ce163" office:value-type="string" calcext:value-type="string">
            <text:p>COLLATE</text:p>
          </table:table-cell>
          <table:table-cell table:style-name="ce319" table:number-columns-repeated="7"/>
          <table:table-cell table:style-name="ce161" office:value-type="string" calcext:value-type="string">
            <text:p>ENGINE</text:p>
          </table:table-cell>
          <table:table-cell table:style-name="ce302" table:number-columns-repeated="6"/>
          <table:table-cell table:style-name="ce309"/>
          <table:table-cell table:style-name="ce161" office:value-type="string" calcext:value-type="string">
            <text:p>Encription key id</text:p>
          </table:table-cell>
          <table:table-cell table:style-name="ce302" table:number-columns-repeated="6"/>
          <table:table-cell table:style-name="ce161" office:value-type="string" calcext:value-type="string">
            <text:p>Row format</text:p>
          </table:table-cell>
          <table:table-cell table:style-name="ce302" table:number-columns-repeated="9"/>
          <table:table-cell table:style-name="ce309"/>
          <table:table-cell table:number-columns-repeated="11"/>
        </table:table-row>
        <table:table-row table:style-name="ro3">
          <table:table-cell table:style-name="ce455" office:value-type="string" calcext:value-type="string">
            <text:p>M</text:p>
          </table:table-cell>
          <table:table-cell table:style-name="ce285" office:value-type="string" calcext:value-type="string">
            <text:p>アプリ設定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m_appconf</text:p>
          </table:table-cell>
          <table:table-cell table:style-name="ce320" table:number-columns-repeated="6"/>
          <table:table-cell table:style-name="ce324"/>
          <table:table-cell table:style-name="ce314" office:value-type="string" calcext:value-type="string">
            <text:p>utf8mb4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general_ci</text:p>
          </table:table-cell>
          <table:table-cell table:style-name="ce320" table:number-columns-repeated="7"/>
          <table:table-cell table:style-name="ce332" office:value-type="string" calcext:value-type="string">
            <text:p>InnoDB</text:p>
          </table:table-cell>
          <table:table-cell table:style-name="ce285" table:number-columns-repeated="6"/>
          <table:table-cell table:style-name="ce311"/>
          <table:table-cell table:style-name="ce347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5" table:number-columns-repeated="6"/>
          <table:table-cell table:style-name="ce363" office:value-type="string" calcext:value-type="string">
            <text:p>Compact</text:p>
          </table:table-cell>
          <table:table-cell table:style-name="ce355" table:number-columns-repeated="9"/>
          <table:table-cell table:style-name="ce36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4" office:value-type="string" calcext:value-type="string">
            <text:p>NN</text:p>
          </table:table-cell>
          <table:table-cell table:style-name="ce274" office:value-type="string" calcext:value-type="string">
            <text:p>論理カラム名</text:p>
          </table:table-cell>
          <table:table-cell table:style-name="ce274" table:number-columns-repeated="7"/>
          <table:table-cell table:style-name="ce316" office:value-type="string" calcext:value-type="string">
            <text:p>物理カラム名</text:p>
          </table:table-cell>
          <table:table-cell table:style-name="ce316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データ型</text:p>
          </table:table-cell>
          <table:table-cell table:style-name="ce316" table:number-columns-repeated="5"/>
          <table:table-cell table:style-name="ce316" office:value-type="string" calcext:value-type="string">
            <text:p>COLLATE</text:p>
          </table:table-cell>
          <table:table-cell table:style-name="ce316" table:number-columns-repeated="7"/>
          <table:table-cell table:style-name="ce274" office:value-type="string" calcext:value-type="string">
            <text:p>Default</text:p>
          </table:table-cell>
          <table:table-cell table:style-name="ce274" table:number-columns-repeated="7"/>
          <table:table-cell table:style-name="ce274" office:value-type="string" calcext:value-type="string">
            <text:p>備考</text:p>
          </table:table-cell>
          <table:table-cell table:style-name="ce274" table:number-columns-repeated="17"/>
          <table:table-cell table:number-columns-repeated="11"/>
        </table:table-row>
        <table:table-row table:style-name="ro3">
          <table:table-cell table:style-name="ce277" office:value-type="string" calcext:value-type="string">
            <text:p>★</text:p>
          </table:table-cell>
          <table:table-cell table:style-name="ce289" office:value-type="string" calcext:value-type="string">
            <text:p>アプリ設定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開始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from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000-01-01T00:00:00</text:p>
          </table:table-cell>
          <table:table-cell table:style-name="ce338" table:number-columns-repeated="6"/>
          <table:table-cell table:style-name="ce342"/>
          <table:table-cell table:style-name="ce348" office:value-type="string" calcext:value-type="string">
            <text:p>[補足]シートの[有効期間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終了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o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999-12-31T23:59:59</text:p>
          </table:table-cell>
          <table:table-cell table:style-name="ce338" table:number-columns-repeated="6"/>
          <table:table-cell table:style-name="ce342"/>
          <table:table-cell table:style-name="ce350"/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無視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gnored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BOOLEA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FALSE</text:p>
          </table:table-cell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アプリ設定名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name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50)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unicode_ci</text:p>
          </table:table-cell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アプリ設定値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val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備考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note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TEXT</text:p>
          </table:table-cell>
          <table:table-cell table:style-name="ce322" table:number-columns-repeated="4"/>
          <table:table-cell table:style-name="ce330"/>
          <table:table-cell table:style-name="ce318" office:value-type="string" calcext:value-type="string">
            <text:p>utf8mb4_unicode_ci</text:p>
          </table:table-cell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備考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 office:value-type="string" calcext:value-type="string">
            <text:p>〇</text:p>
          </table:table-cell>
          <table:table-cell table:style-name="ce300" office:value-type="string" calcext:value-type="string">
            <text:p>バージョン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version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INT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 office:value-type="string" calcext:value-type="string">
            <text:p>1</text:p>
          </table:table-cell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バージョン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ts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2" office:value-type="string" calcext:value-type="string">
            <text:p>[補足]シートの[共通フッター]を参照</text:p>
          </table:table-cell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5">登録者</text:span><text:span text:style-name="T6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id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ap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ts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5">更新者</text:span><text:span text:style-name="T6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id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ap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4"/>
          <table:table-cell table:style-name="ce362" table:number-columns-repeated="16"/>
          <table:table-cell table:style-name="ce373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61" office:value-type="string" calcext:value-type="string">
            <text:p>物理インデックス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カラム名</text:p>
          </table:table-cell>
          <table:table-cell table:style-name="ce319" table:number-columns-repeated="7"/>
          <table:table-cell table:style-name="ce325" office:value-type="string" calcext:value-type="string">
            <text:p>種類</text:p>
          </table:table-cell>
          <table:table-cell table:style-name="ce326" table:number-columns-repeated="2"/>
          <table:table-cell table:style-name="ce327" office:value-type="string" calcext:value-type="string">
            <text:p>Unique</text:p>
          </table:table-cell>
          <table:table-cell table:style-name="ce326"/>
          <table:table-cell table:style-name="ce331"/>
          <table:table-cell table:style-name="ce161" office:value-type="string" calcext:value-type="string">
            <text:p>備考</text:p>
          </table:table-cell>
          <table:table-cell table:style-name="ce319" table:number-columns-repeated="7"/>
          <table:table-cell table:style-name="ce302" table:number-columns-repeated="25"/>
          <table:table-cell table:style-name="ce309"/>
          <table:table-cell table:number-columns-repeated="11"/>
        </table:table-row>
        <table:table-row table:style-name="ro3">
          <table:table-cell/>
          <table:table-cell table:style-name="ce289"/>
          <table:table-cell table:style-name="ce285" table:number-columns-repeated="6"/>
          <table:table-cell table:style-name="ce311"/>
          <table:table-cell table:style-name="ce314"/>
          <table:table-cell table:style-name="ce320" table:number-columns-repeated="7"/>
          <table:table-cell table:style-name="ce314"/>
          <table:table-cell table:style-name="ce320" table:number-columns-repeated="2"/>
          <table:table-cell table:style-name="ce328"/>
          <table:table-cell table:style-name="ce320"/>
          <table:table-cell table:style-name="ce324"/>
          <table:table-cell table:style-name="ce320" table:number-columns-repeated="8"/>
          <table:table-cell table:style-name="ce285" table:number-columns-repeated="25"/>
          <table:table-cell table:style-name="ce31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82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SAFIの設定を永続化し、提供する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82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table:number-columns-repeated="8"/>
          <table:table-cell table:style-name="ce235"/>
          <table:table-cell table:number-columns-repeated="21"/>
          <table:table-cell table:style-name="ce167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7"/>
          <table:table-cell table:style-name="ce235" office:value-type="string" calcext:value-type="string">
            <text:p>Format of val</text:p>
          </table:table-cell>
          <table:table-cell table:number-columns-repeated="5"/>
          <table:table-cell table:style-name="Default"/>
          <table:table-cell table:number-columns-repeated="15"/>
          <table:table-cell table:style-name="ce167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app_time</text:p>
          </table:table-cell>
          <table:table-cell table:number-columns-repeated="7"/>
          <table:table-cell table:style-name="ce235" office:value-type="string" calcext:value-type="string">
            <text:p>ISO8601 date-time</text:p>
          </table:table-cell>
          <table:table-cell table:number-columns-repeated="21"/>
          <table:table-cell table:style-name="ce167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31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アプリ設定.A2:アプリ設定.A2">
            <calcext:condition calcext:apply-style-name="ConditionalStyle_1" calcext:value="=&quot;M&quot;" calcext:base-cell-address="アプリ設定.A2"/>
            <calcext:condition calcext:apply-style-name="ConditionalStyle_2" calcext:value="=&quot;T&quot;" calcext:base-cell-address="アプリ設定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zxx" fo:country="none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number:number-style style:name="N0">
      <number:number number:min-integer-digits="1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</number:dat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  <number:text> </number:text>
      <number:am-pm/>
    </number:time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¥</number:text>
      <number:number number:decimal-places="0" number:min-decimal-places="0" number:min-integer-digits="1" number:grouping="true"/>
    </number:number-style>
    <number:number-style style:name="N120">
      <number:text>-¥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25">
      <number:month number:textual="true"/>
      <number:text>-</number:text>
      <number:year/>
    </number:dat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date-style style:name="N132">
      <number:year number:style="long"/>
      <number:text>年</number:text>
      <number:month number:style="long"/>
      <number:text>月</number:text>
    </number:dat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 number:decimal-places="1"/>
    </number:time-style>
    <number:time-style style:name="N139">
      <number:minutes number:style="long"/>
      <number:text>:</number:text>
      <number:seconds number:style="long"/>
    </number:time-style>
    <number:number-style style:name="N141P0" style:volatile="true">
      <number:text>¥</number:text>
      <number:number number:decimal-places="2" number:min-decimal-places="2" number:min-integer-digits="1" number:grouping="true"/>
    </number:number-style>
    <number:number-style style:name="N141">
      <number:text>-¥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">
      <number:month number:style="long"/>
      <number:text>月</number:text>
      <number:day number:style="long"/>
      <number:text>日</number:text>
    </number:date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text>¥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:</number:text>
      <number:seconds number:style="long"/>
    </number:time-style>
    <number:date-style style:name="N156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text>¥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57P0"/>
    </number:number-style>
    <number:time-style style:name="N158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テナントM" style:display-name="PageStyle_テナント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6-05T18:19:34</meta:creation-date>
    <meta:initial-creator>riru4293 gmail</meta:initial-creator>
    <dc:language>ja-JP</dc:language>
    <dc:date>2025-03-14T13:18:21.225720200</dc:date>
    <meta:editing-cycles>848</meta:editing-cycles>
    <meta:editing-duration>P57DT18H57M10S</meta:editing-duration>
    <meta:generator>LibreOffice/25.2.0.3$Windows_X86_64 LibreOffice_project/e1cf4a87eb02d755bce1a01209907ea5ddc8f069</meta:generator>
    <meta:document-statistic meta:table-count="10" meta:cell-count="11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